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end" style:justify-single-word="false"/>
      <style:text-properties officeooo:rsid="0015f20e" officeooo:paragraph-rsid="0015f20e"/>
    </style:style>
    <style:style style:name="P2" style:family="paragraph" style:parent-style-name="Standard">
      <style:paragraph-properties fo:text-align="end" style:justify-single-word="false"/>
      <style:text-properties fo:font-weight="bold" officeooo:rsid="0015f20e" officeooo:paragraph-rsid="0015f20e" style:font-weight-asian="bold" style:font-weight-complex="bold"/>
    </style:style>
    <style:style style:name="P3" style:family="paragraph" style:parent-style-name="Standard">
      <style:paragraph-properties fo:text-align="center" style:justify-single-word="false"/>
      <style:text-properties fo:color="#000000" loext:opacity="100%" style:text-underline-style="solid" style:text-underline-width="auto" style:text-underline-color="font-color" fo:font-weight="bold" officeooo:rsid="0015f20e" officeooo:paragraph-rsid="0015f20e" style:font-weight-asian="bold" style:font-weight-complex="bold"/>
    </style:style>
    <style:style style:name="P4" style:family="paragraph" style:parent-style-name="Standard">
      <style:paragraph-properties fo:text-align="center" style:justify-single-word="false"/>
      <style:text-properties fo:color="#000000" loext:opacity="100%" style:text-underline-style="none" fo:font-weight="normal" officeooo:rsid="0015f20e" officeooo:paragraph-rsid="0015f20e" style:font-weight-asian="normal" style:font-weight-complex="normal"/>
    </style:style>
    <style:style style:name="P5" style:family="paragraph" style:parent-style-name="Text_20_body">
      <style:paragraph-properties fo:padding="0.049cm" fo:border="0.06pt solid #d9d9e3"/>
    </style:style>
    <style:style style:name="P6" style:family="paragraph" style:parent-style-name="Text_20_body">
      <style:paragraph-properties fo:text-align="start" style:justify-single-word="false"/>
      <style:text-properties fo:color="#000000" loext:opacity="100%" style:text-underline-style="none" fo:font-weight="normal" officeooo:rsid="0015f20e" officeooo:paragraph-rsid="0015f20e" style:font-weight-asian="normal" style:font-weight-complex="normal"/>
    </style:style>
    <style:style style:name="T1" style:family="text">
      <style:text-properties loext:padding="0.049cm" loext:border="0.06pt solid #d9d9e3"/>
    </style:style>
    <style:style style:name="T2" style:family="text">
      <style:text-properties fo:font-variant="normal" fo:text-transform="none" fo:color="#ececf1" loext:opacity="100%" style:font-name="S hne" fo:font-size="12pt" fo:letter-spacing="normal" fo:font-style="normal"/>
    </style:style>
    <style:style style:name="T3" style:family="text">
      <style:text-properties fo:font-variant="normal" fo:text-transform="none" fo:color="#ececf1" loext:opacity="100%" style:font-name="S hne" fo:font-size="12pt" fo:letter-spacing="normal" fo:font-style="normal" fo:font-weight="normal"/>
    </style:style>
    <style:style style:name="T4" style:family="text">
      <style:text-properties fo:font-variant="normal" fo:text-transform="none" style:font-name="S hne" fo:font-size="12pt" fo:letter-spacing="normal" fo:font-style="normal"/>
    </style:style>
    <style:style style:name="T5" style:family="text">
      <style:text-properties fo:font-weight="normal" style:font-weight-asian="normal" style:font-weight-complex="normal" loext:padding="0.049cm" loext:border="0.06pt solid #d9d9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SLANKILIC</text:p>
      <text:p text:style-name="P2">AKIF</text:p>
      <text:p text:style-name="P2">RT°111</text:p>
      <text:p text:style-name="P1"/>
      <text:p text:style-name="P1"/>
      <text:p text:style-name="P3"><text:span text:style-name="T4">Réflexion sur l’identité numérique et sur l’e-réputation.</text:span> </text:p>
      <text:p text:style-name="P3"/>
      <text:p text:style-name="P4">L'identité numérique et l'e-réputation sont des aspects cruciaux de nos vies à l'ère numérique, façonnant la manière dont nous sommes perçus en ligne et influençant souvent nos interactions tant personnelles que professionnelles. Ces concepts soulèvent des questions complexes sur la gestion de notre présence en ligne et sur la manière dont nous naviguons dans le monde numérique.</text:p>
      <text:p text:style-name="P4">L'identité numérique peut être comparée à une empreinte digitale virtuelle, une représentation en ligne de qui nous sommes. Elle est construite à partir de nos activités en ligne, des informations partagées sur les médias sociaux, des contributions à des forums, des commentaires sur des articles, etc. L'identité numérique forme une part importante de notre personnalité virtuelle, et il devient crucial de façonner délibérément cette identité pour refléter nos valeurs et nos aspirations.</text:p>
      <text:p text:style-name="P4">D'un autre côté, l'e-réputation se concentre sur la manière dont les autres perçoivent notre identité numérique. Elle est souvent déterminée par les résultats de recherche associés à notre nom en ligne, les avis sur les plateformes, les commentaires sur les réseaux sociaux, et d'autres éléments similaires. L'e-réputation peut avoir un impact significatif sur notre vie professionnelle, nos opportunités d'emploi, nos relations personnelles, et même notre bien-être émotionnel.</text:p>
      <text:p text:style-name="P4"/>
      <text:p text:style-name="P4"/>
      <text:p text:style-name="P4">L'identité numérique ne se forme pas accidentellement. Chaque post, chaque commentaire, chaque photo partagée contribue à cette identité. Il est important d'être conscient de ce processus et de construire délibérément une présence en ligne qui reflète nos valeurs et nos objectifs.</text:p>
      <text:p text:style-name="P4">Trouver l'équilibre entre authenticité et sélectivité peut être un défi. Bien que l'authenticité soit généralement valorisée, il est également légitime de choisir ce que l'on partage en ligne, en particulier en tenant compte des implications potentielles sur l'e-réputation.</text:p>
      <text:p text:style-name="P4">Les paramètres de confidentialité sur les plateformes sociales offrent un moyen de contrôler qui peut voir quoi. Comprendre et ajuster ces paramètres peut aider à protéger la vie privée tout en participant activement à la sphère en ligne.</text:p>
      <text:p text:style-name="P4"/>
      <text:p text:style-name="P4"/>
      <text:p text:style-name="P4">L'e-réputation peut avoir des répercussions majeures sur la carrière professionnelle. Les employeurs potentiels et les collègues peuvent souvent faire des recherches en ligne, et une mauvaise e-réputation peut influencer les opportunités professionnelles.</text:p>
      <text:p text:style-name="P4">Avec l'importance croissante de l'e-réputation, l'éducation à la citoyenneté numérique devient essentielle. Il est crucial d'apprendre aux individus, en particulier aux jeunes générations, à naviguer de manière responsable dans le monde numérique.</text:p>
      <text:p text:style-name="P4">La réparation d'une e-réputation peut être complexe, mais pas impossible. Des efforts délibérés pour rectifier les erreurs, répondre aux commentaires de manière constructive et promouvoir des aspects positifs de l'identité numérique peuvent contribuer à améliorer une e-réputation.</text:p>
      <text:p text:style-name="P4"/>
      <text:p text:style-name="P4"/>
      <text:p text:style-name="P4">En conclusion, l'identité numérique et l'e-réputation sont des éléments incontournables de notre vie moderne. Leur gestion requiert une réflexion stratégique, une compréhension des implications et un équilibre entre l'authenticité et la protection de la vie privée. En cultivant une identité numérique positive et en gérant consciemment notre e-réputation, nous pouvons tirer parti des opportunités offertes par le monde numérique tout en préservant notre intégrité et notre bien-êtr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2T15:08:15.318000000</meta:creation-date>
    <dc:date>2023-11-02T15:12:14.173000000</dc:date>
    <meta:editing-duration>PT3M59S</meta:editing-duration>
    <meta:editing-cycles>1</meta:editing-cycles>
    <meta:document-statistic meta:table-count="0" meta:image-count="0" meta:object-count="0" meta:page-count="1" meta:paragraph-count="14" meta:word-count="491" meta:character-count="3488" meta:non-whitespace-character-count="3010"/>
    <meta:generator>LibreOffice/7.3.1.3$Windows_X86_64 LibreOffice_project/a69ca51ded25f3eefd52d7bf9a5fad8c90b87951</meta:generator>
  </office:meta>
</office:document-meta>
</file>